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1.5pt" style:font-size-asian="11.5pt" style:font-size-complex="11.5pt"/>
    </style:style>
    <style:style style:name="P2" style:family="paragraph" style:parent-style-name="Text_20_body" style:list-style-name="L1">
      <style:text-properties fo:font-size="11.5pt" style:font-size-asian="11.5pt" style:font-size-complex="11.5pt"/>
    </style:style>
    <style:style style:name="P3" style:family="paragraph" style:parent-style-name="Text_20_body">
      <style:paragraph-properties style:writing-mode="lr-tb"/>
      <style:text-properties fo:font-size="11.5pt" officeooo:rsid="00040a4b" officeooo:paragraph-rsid="00040a4b" style:font-size-asian="11.5pt" style:font-size-complex="11.5pt"/>
    </style:style>
    <style:style style:name="P4" style:family="paragraph" style:parent-style-name="Text_20_body" style:list-style-name="L2">
      <style:paragraph-properties style:writing-mode="lr-tb"/>
      <style:text-properties fo:font-size="11.5pt" style:font-size-asian="11.5pt" style:font-size-complex="11.5pt"/>
    </style:style>
    <style:style style:name="P5" style:family="paragraph" style:parent-style-name="Text_20_body" style:list-style-name="L2">
      <style:paragraph-properties style:writing-mode="lr-tb"/>
      <style:text-properties fo:font-size="11.5pt" officeooo:paragraph-rsid="00040a4b" style:font-size-asian="11.5pt" style:font-size-complex="11.5pt"/>
    </style:style>
    <style:style style:name="P6" style:family="paragraph" style:parent-style-name="Text_20_body" style:list-style-name="L3">
      <style:text-properties fo:font-size="11.5pt" style:font-size-asian="11.5pt" style:font-size-complex="11.5pt"/>
    </style:style>
    <style:style style:name="P7" style:family="paragraph" style:parent-style-name="Text_20_body" style:list-style-name="L4">
      <style:text-properties fo:font-size="11.5pt" style:font-size-asian="11.5pt" style:font-size-complex="11.5pt"/>
    </style:style>
    <style:style style:name="P8" style:family="paragraph" style:parent-style-name="Text_20_body" style:list-style-name="L5">
      <style:text-properties fo:font-size="11.5pt" style:font-size-asian="11.5pt" style:font-size-complex="11.5pt"/>
    </style:style>
    <style:style style:name="P9" style:family="paragraph" style:parent-style-name="Text_20_body" style:list-style-name="L6">
      <style:text-properties fo:font-size="11.5pt" style:font-size-asian="11.5pt" style:font-size-complex="11.5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ground and Introduction:</text:p>
      <text:list text:style-name="L1">
        <text:list-item>
          <text:p text:style-name="P2">Can you tell me a bit about yourself, your education, and your work?</text:p>
        </text:list-item>
        <text:list-item>
          <text:p text:style-name="P2">How would you describe your upbringing in Rajkot, and how has it influenced who you are today?</text:p>
        </text:list-item>
        <text:list-item>
          <text:p text:style-name="P2">How would you describe your relationship with your parents and family?</text:p>
        </text:list-item>
        <text:list-item>
          <text:p text:style-name="P2">In what ways has your family’s beliefs and values shaped your views on marriage?</text:p>
        </text:list-item>
      </text:list>
      <text:p text:style-name="P3">Familial Relationships</text:p>
      <text:list text:style-name="L2">
        <text:list-item>
          <text:p text:style-name="P4">Can you share your family’s perspective and experiences with arranged marriage?</text:p>
        </text:list-item>
        <text:list-item>
          <text:p text:style-name="P4">How has the concept of arranged marriage evolved or remained the same in your family over generations?</text:p>
        </text:list-item>
        <text:list-item>
          <text:p text:style-name="P5">Can you describe a typical day in your household? In what ways do you contribute to the daily running of the household and the family business?</text:p>
        </text:list-item>
        <text:list-item>
          <text:p text:style-name="P5">How do the elders in your family contribute to decision-making, particularly in matters of marriage?</text:p>
        </text:list-item>
      </text:list>
      <text:p text:style-name="P3">Decision to Marry:</text:p>
      <text:list text:style-name="L3">
        <text:list-item>
          <text:p text:style-name="P6">Can you take me through the process of how your arranged marriage was decided upon?</text:p>
        </text:list-item>
        <text:list-item>
          <text:p text:style-name="P6">What were your initial thoughts and feelings when the idea of an arranged marriage with Princy was presented to you?</text:p>
        </text:list-item>
        <text:list-item>
          <text:p text:style-name="P6">Were there moments where you felt you had a choice or agency in this decision?</text:p>
        </text:list-item>
      </text:list>
      <text:p text:style-name="P3">Perception of Marriage</text:p>
      <text:list text:style-name="L4">
        <text:list-item>
          <text:p text:style-name="P7">How do you perceive love and companionship in the context of an arranged marriage?</text:p>
        </text:list-item>
        <text:list-item>
          <text:p text:style-name="P7">Were there ever moments during your education or work where you had a different view of marriage?</text:p>
        </text:list-item>
        <text:list-item>
          <text:p text:style-name="P7">As the wedding approaches in November, what are your thoughts and feelings?</text:p>
        </text:list-item>
        <text:list-item>
          <text:p text:style-name="P7">What expectations do you have for your married life with Princy?</text:p>
        </text:list-item>
      </text:list>
      <text:p text:style-name="P3">Aspirations for the Future:</text:p>
      <text:list text:style-name="L5">
        <text:list-item>
          <text:p text:style-name="P8">Where do you see yourself and Princy in the next five to ten years?</text:p>
        </text:list-item>
        <text:list-item>
          <text:p text:style-name="P8">How do you think marriage will change your life and your perspectives?</text:p>
        </text:list-item>
        <text:list-item>
          <text:p text:style-name="P8">How do you think this upcoming marriage reflects on you as a person?</text:p>
        </text:list-item>
        <text:list-item>
          <text:p text:style-name="P8">Are there aspects of your identity or beliefs that you feel are being challenged or affirmed through this process?</text:p>
        </text:list-item>
      </text:list>
      <text:p text:style-name="P3">Hindsight:</text:p>
      <text:list text:style-name="L6">
        <text:list-item>
          <text:p text:style-name="P9">Looking back, are there things you wish you had done differently?</text:p>
        </text:list-item>
        <text:list-item>
          <text:p text:style-name="P9">What advice would you give to others who are about to enter an arranged marriage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38.327432378</meta:creation-date>
    <dc:date>2023-11-06T13:26:17.075619354</dc:date>
    <meta:editing-duration>PT14H10M1S</meta:editing-duration>
    <meta:editing-cycles>2</meta:editing-cycles>
    <meta:generator>LibreOffice/7.4.7.2$Linux_X86_64 LibreOffice_project/40$Build-2</meta:generator>
    <meta:print-date>2023-10-24T15:16:00.160767937</meta:print-date>
    <meta:document-statistic meta:table-count="0" meta:image-count="0" meta:object-count="0" meta:page-count="1" meta:paragraph-count="27" meta:word-count="349" meta:character-count="1944" meta:non-whitespace-character-count="1643"/>
  </office:meta>
</office:document-meta>
</file>